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00000020D6C3158E3.png"/>
  <manifest:file-entry manifest:media-type="image/png" manifest:full-path="Pictures/10000000000009F6000000729C17892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OpenSymbol" svg:font-family="OpenSymbol"/>
    <style:font-face style:name="Times New Roman1" svg:font-family="'Times New Roman'"/>
    <style:font-face style:name="ae-granada" svg:font-family="ae-granada"/>
    <style:font-face style:name="ae-granada1" svg:font-family="ae-granada" style:font-family-generic="system"/>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17.408cm" fo:margin-left="0.09cm" table:align="left"/>
    </style:style>
    <style:style style:name="Tabla2.A" style:family="table-column">
      <style:table-column-properties style:column-width="5.821cm"/>
    </style:style>
    <style:style style:name="Tabla2.B" style:family="table-column">
      <style:table-column-properties style:column-width="6.138cm"/>
    </style:style>
    <style:style style:name="Tabla2.C" style:family="table-column">
      <style:table-column-properties style:column-width="5.449cm"/>
    </style:style>
    <style:style style:name="Tabla2.1" style:family="table-row">
      <style:table-row-properties style:min-row-height="2.619cm" style:use-optimal-row-height="false"/>
    </style:style>
    <style:style style:name="Tabla2.A1" style:family="table-cell">
      <style:table-cell-properties fo:padding-left="0.123cm" fo:padding-right="0.123cm" fo:padding-top="0cm" fo:padding-bottom="0cm" fo:border="none"/>
    </style:style>
    <style:style style:name="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P2" style:family="paragraph" style:parent-style-name="Text_20_body">
      <style:paragraph-properties fo:margin-left="0cm" fo:margin-right="0cm" fo:text-align="justify" style:justify-single-word="false" fo:text-indent="0cm" style:auto-text-indent="false">
        <style:tab-stops/>
      </style:paragraph-properties>
      <style:text-properties style:font-name="ae-granada" fo:font-size="11pt" fo:font-style="normal" fo:font-weight="normal" style:font-size-asian="11pt" style:font-style-asian="normal" style:font-weight-asian="normal" style:font-size-complex="11pt" style:font-style-complex="normal" style:font-weight-complex="normal"/>
    </style:style>
    <style:style style:name="P3" style:family="paragraph" style:parent-style-name="Footer">
      <style:paragraph-properties fo:text-align="center" style:justify-single-word="false"/>
      <style:text-properties style:font-name="ae-granada" fo:font-size="6pt" style:font-size-asian="6pt" style:font-size-complex="6pt"/>
    </style:style>
    <style:style style:name="P4"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P5"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1pt" fo:font-style="normal" fo:text-shadow="none" style:text-underline-style="none" fo:font-weight="bold" fo:background-color="transparent" style:font-size-asian="11pt" style:font-style-asian="normal" style:font-weight-asian="bold" style:font-size-complex="11pt" style:font-style-complex="normal" style:font-weight-complex="bold" style:text-emphasize="none"/>
    </style:style>
    <style:style style:name="P6" style:family="paragraph" style:parent-style-name="Standard">
      <style:paragraph-properties fo:margin-top="0cm" fo:margin-bottom="0cm" fo:line-height="100%" fo:text-align="justify" style:justify-single-word="false">
        <style:tab-stops>
          <style:tab-stop style:position="0.628cm"/>
        </style:tab-stops>
      </style:paragraph-properties>
      <style:text-properties fo:color="#000000" style:text-outline="false" style:text-line-through-style="none" style:font-name="ae-granada" fo:font-size="11pt" fo:font-style="normal" fo:text-shadow="none" style:text-underline-style="none" fo:font-weight="bold" fo:background-color="transparent" style:font-size-asian="11pt" style:font-style-asian="normal" style:font-weight-asian="bold" style:font-size-complex="11pt" style:font-style-complex="normal" style:font-weight-complex="bold" style:text-emphasize="none"/>
    </style:style>
    <style:style style:name="P7" style:family="paragraph" style:parent-style-name="Standard">
      <style:paragraph-properties fo:margin-top="0cm" fo:margin-bottom="0cm" fo:line-height="100%" fo:text-align="justify" style:justify-single-word="false">
        <style:tab-stops>
          <style:tab-stop style:position="0.721cm"/>
        </style:tab-stops>
      </style:paragraph-properties>
      <style:text-properties fo:color="#000000" style:text-outline="false" style:text-line-through-style="none" style:font-name="ae-granada" fo:font-size="11pt" fo:font-style="normal" fo:text-shadow="none" style:text-underline-style="none" fo:font-weight="bold" fo:background-color="transparent" style:font-size-asian="11pt" style:font-style-asian="normal" style:font-weight-asian="bold" style:font-size-complex="11pt" style:font-style-complex="normal" style:font-weight-complex="bold" style:text-emphasize="none"/>
    </style:style>
    <style:style style:name="P8" style:family="paragraph" style:parent-style-name="Standard">
      <style:paragraph-properties fo:margin-top="0cm" fo:margin-bottom="0cm" fo:line-height="100%" fo:text-align="justify" style:justify-single-word="false">
        <style:tab-stops>
          <style:tab-stop style:position="0.628cm"/>
        </style:tab-stops>
      </style:paragraph-properties>
      <style:text-properties fo:color="#000000" style:text-outline="false" style:text-line-through-style="none" style:font-name="ae-granada"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emphasize="none"/>
    </style:style>
    <style:style style:name="P9"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1pt" fo:language="es" fo:country="VE" fo:font-style="normal" fo:text-shadow="none" style:text-underline-style="none" fo:font-weight="bold"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0"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1pt" fo:language="es" fo:country="VE" fo:font-style="normal" fo:text-shadow="none" style:text-underline-style="none" fo:font-weight="normal" fo:background-color="transparent" style:font-name-asian="Times New Roman"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1" style:family="paragraph" style:parent-style-name="Standard">
      <style:paragraph-properties fo:margin-top="0cm" fo:margin-bottom="0cm" fo:line-height="100%" fo:text-align="justify" style:justify-single-word="false"/>
    </style:style>
    <style:style style:name="P12" style:family="paragraph" style:parent-style-name="Standard">
      <style:paragraph-properties fo:margin-top="0cm" fo:margin-bottom="0cm" fo:line-height="100%" fo:text-align="justify" style:justify-single-word="false"/>
      <style:text-properties style:font-name="ae-granada" fo:font-size="11pt" style:font-size-asian="11pt" style:font-size-complex="11pt"/>
    </style:style>
    <style:style style:name="P13"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1pt" fo:language="es" fo:country="VE" fo:font-style="normal" fo:text-shadow="none" style:text-underline-style="none" fo:font-weight="normal" fo:background-color="transparent" style:font-name-asian="Times New Roman"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4"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1pt" fo:language="es" fo:country="VE" fo:font-style="normal" fo:text-shadow="none" style:text-underline-style="none" fo:font-weight="bold"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5" style:family="paragraph" style:parent-style-name="Standard">
      <style:paragraph-properties fo:margin-top="0cm" fo:margin-bottom="0cm" fo:line-height="100%" fo:text-align="justify" style:justify-single-word="false"/>
      <style:text-properties style:use-window-font-color="true" style:font-name="ae-granada" fo:font-size="11pt" fo:font-weight="bold" style:font-name-asian="ae-granada" style:font-size-asian="11pt" style:font-weight-asian="bold" style:font-name-complex="Arial" style:font-size-complex="11pt" style:font-weight-complex="normal"/>
    </style:style>
    <style:style style:name="P16" style:family="paragraph" style:parent-style-name="Standard">
      <style:paragraph-properties fo:margin-top="0cm" fo:margin-bottom="0cm" fo:line-height="100%" fo:text-align="justify" style:justify-single-word="false"/>
      <style:text-properties style:use-window-font-color="true" style:font-name="ae-granada" fo:font-size="11pt" fo:font-weight="normal" style:font-name-asian="ae-granada" style:font-size-asian="11pt" style:font-weight-asian="normal" style:font-name-complex="Arial" style:font-size-complex="11pt" style:font-weight-complex="normal"/>
    </style:style>
    <style:style style:name="P17"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721cm"/>
        </style:tab-stops>
      </style:paragraph-properties>
      <style:text-properties fo:color="#000000" style:text-outline="false" style:text-line-through-style="none" style:font-name="ae-granada" fo:font-size="11pt" fo:font-style="normal" fo:text-shadow="none" style:text-underline-style="none" fo:font-weight="normal" fo:background-color="transparent" style:font-size-asian="11pt" style:font-style-asian="normal" style:font-weight-asian="normal" style:font-name-complex="Arial" style:font-size-complex="11pt" style:font-style-complex="normal" style:font-weight-complex="normal" style:text-emphasize="none" fo:hyphenate="false" fo:hyphenation-remain-char-count="2" fo:hyphenation-push-char-count="2"/>
    </style:style>
    <style:style style:name="P18" style:family="paragraph" style:parent-style-name="Standard">
      <style:paragraph-properties fo:margin-top="0cm" fo:margin-bottom="0cm" fo:line-height="100%" fo:text-align="justify" style:justify-single-word="false" fo:orphans="2" fo:widows="2" fo:hyphenation-ladder-count="no-limit" style:writing-mode="lr-tb"/>
      <style:text-properties fo:color="#000000" style:text-outline="false" style:text-line-through-style="none" style:font-name="ae-granada" fo:font-size="11pt" fo:language="es" fo:country="VE" fo:font-style="normal" fo:text-shadow="none" style:text-underline-style="none" fo:font-weight="normal" fo:background-color="transparent" style:font-name-asian="Times New Roman" style:font-size-asian="11pt" style:font-style-asian="normal" style:font-weight-asian="normal" style:font-name-complex="Arial" style:font-size-complex="11pt" style:language-complex="ar" style:country-complex="SA" style:font-style-complex="normal" style:font-weight-complex="normal" style:text-emphasize="none" fo:hyphenate="false" fo:hyphenation-remain-char-count="2" fo:hyphenation-push-char-count="2"/>
    </style:style>
    <style:style style:name="P19" style:family="paragraph" style:parent-style-name="Standard">
      <style:paragraph-properties fo:margin-top="0cm" fo:margin-bottom="0cm" fo:line-height="100%" fo:text-align="justify" style:justify-single-word="false" fo:orphans="2" fo:widows="2" fo:hyphenation-ladder-count="no-limit" style:writing-mode="lr-tb"/>
      <style:text-properties style:use-window-font-color="true" style:text-outline="false" style:text-line-through-style="none" style:font-name="ae-granada" fo:font-size="11pt" fo:language="es" fo:country="VE" fo:font-style="normal" fo:text-shadow="none" style:text-underline-style="none" fo:font-weight="normal" fo:background-color="transparent" style:font-name-asian="Times New Roman" style:font-size-asian="11pt" style:font-style-asian="normal" style:font-weight-asian="normal" style:font-name-complex="Arial" style:font-size-complex="11pt" style:language-complex="ar" style:country-complex="SA" style:font-style-complex="normal" style:font-weight-complex="normal" style:text-emphasize="none" fo:hyphenate="false" fo:hyphenation-remain-char-count="2" fo:hyphenation-push-char-count="2"/>
    </style:style>
    <style:style style:name="P20" style:family="paragraph" style:parent-style-name="Standard">
      <style:paragraph-properties fo:text-align="center" style:justify-single-word="false" style:snap-to-layout-grid="false"/>
    </style:style>
    <style:style style:name="P21" style:family="paragraph" style:parent-style-name="Standard">
      <style:paragraph-properties fo:text-align="center" style:justify-single-word="false"/>
      <style:text-properties style:font-name="ae-granada" fo:font-size="11pt" fo:font-weight="bold" style:font-size-asian="11pt" style:font-weight-asian="bold" style:font-name-complex="Arial" style:font-size-complex="11pt"/>
    </style:style>
    <style:style style:name="P22" style:family="paragraph" style:parent-style-name="Standard">
      <style:paragraph-properties fo:text-align="start" style:justify-single-word="false"/>
      <style:text-properties style:font-name="ae-granada" fo:font-size="11pt" fo:font-weight="bold" style:font-size-asian="11pt" style:font-weight-asian="bold" style:font-name-complex="Arial" style:font-size-complex="11pt"/>
    </style:style>
    <style:style style:name="P23" style:family="paragraph" style:parent-style-name="Standard">
      <style:text-properties style:font-name="ae-granada" fo:font-size="11pt" fo:font-weight="bold" style:font-size-asian="11pt" style:font-weight-asian="bold" style:font-size-complex="11pt" style:font-weight-complex="bold"/>
    </style:style>
    <style:style style:name="P24" style:family="paragraph" style:parent-style-name="Standard">
      <style:text-properties style:font-name="ae-granada" fo:font-size="11pt" style:font-size-asian="11pt" style:font-size-complex="11pt"/>
    </style:style>
    <style:style style:name="P25" style:family="paragraph" style:parent-style-name="Standard">
      <style:paragraph-properties fo:text-align="center" style:justify-single-word="false" style:snap-to-layout-grid="false"/>
      <style:text-properties style:font-name="ae-granada" fo:font-size="11pt" style:font-size-asian="11pt" style:font-size-complex="11pt"/>
    </style:style>
    <style:style style:name="P26" style:family="paragraph" style:parent-style-name="Standard">
      <style:paragraph-properties fo:text-align="center" style:justify-single-word="false" fo:orphans="2" fo:widows="2" fo:hyphenation-ladder-count="no-limit" style:writing-mode="lr-tb"/>
      <style:text-properties style:font-name="ae-granada" fo:font-size="11pt" fo:font-weight="bold" style:font-size-asian="11pt" style:font-weight-asian="bold" style:font-name-complex="Arial" style:font-size-complex="11pt" style:font-weight-complex="bold" fo:hyphenate="false" fo:hyphenation-remain-char-count="2" fo:hyphenation-push-char-count="2"/>
    </style:style>
    <style:style style:name="P27" style:family="paragraph" style:parent-style-name="Standard">
      <style:paragraph-properties fo:text-align="start" style:justify-single-word="false" fo:orphans="2" fo:widows="2" fo:hyphenation-ladder-count="no-limit" style:writing-mode="lr-tb"/>
      <style:text-properties style:font-name="ae-granada" fo:font-size="11pt" fo:font-weight="normal" style:font-size-asian="11pt" style:font-weight-asian="normal" style:font-name-complex="Arial" style:font-size-complex="11pt" style:font-weight-complex="normal" fo:hyphenate="false" fo:hyphenation-remain-char-count="2" fo:hyphenation-push-char-count="2"/>
    </style:style>
    <style:style style:name="P28" style:family="paragraph" style:parent-style-name="Text_20_body">
      <style:paragraph-properties fo:margin-left="0cm" fo:margin-right="0cm" fo:text-indent="-0.026cm" style:auto-text-indent="false">
        <style:tab-stops/>
      </style:paragraph-properties>
      <style:text-properties style:font-name="ae-granada" fo:font-size="11pt" style:font-size-asian="11pt" style:font-size-complex="11pt"/>
    </style:style>
    <style:style style:name="P29" style:family="paragraph" style:parent-style-name="Text_20_body">
      <style:paragraph-properties fo:margin-left="0cm" fo:margin-right="0cm" fo:text-align="justify" style:justify-single-word="false" fo:text-indent="-0.026cm" style:auto-text-indent="false">
        <style:tab-stops/>
      </style:paragraph-properties>
      <style:text-properties style:font-name="ae-granada"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Text_20_body">
      <style:paragraph-properties fo:margin-left="0cm" fo:margin-right="0cm" fo:text-indent="-0.026cm" style:auto-text-indent="false">
        <style:tab-stops/>
      </style:paragraph-properties>
      <style:text-properties style:font-name="ae-granada"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WW-Texto_20_independiente_20_3">
      <style:text-properties style:font-name="ae-granada" fo:font-size="11pt" fo:language="es" fo:country="ES" style:font-size-asian="11pt" style:font-size-complex="11pt"/>
    </style:style>
    <style:style style:name="P32" style:family="paragraph" style:parent-style-name="Table_20_Contents">
      <style:paragraph-properties fo:text-align="center" style:justify-single-word="false" style:snap-to-layout-grid="false"/>
      <style:text-properties style:font-name="ae-granada" fo:font-size="11pt" style:font-size-asian="11pt" style:language-asian="es" style:country-asian="ES" style:font-name-complex="Arial" style:font-size-complex="11pt" style:language-complex="es" style:country-complex="ES"/>
    </style:style>
    <style:style style:name="P33"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1pt" fo:language="es" fo:country="VE" fo:font-style="normal" fo:text-shadow="none" style:text-underline-style="none" fo:font-weight="normal" fo:background-color="transparent" style:font-name-asian="Times New Roman"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34" style:family="paragraph" style:parent-style-name="Heading_20_1">
      <style:paragraph-properties fo:text-align="center" style:justify-single-word="false"/>
      <style:text-properties style:font-name="ae-granada" fo:font-size="11pt" fo:font-weight="bold" style:font-size-asian="11pt" style:font-weight-asian="bold" style:font-name-complex="Arial" style:font-size-complex="11pt"/>
    </style:style>
    <style:style style:name="P35" style:family="paragraph" style:parent-style-name="Heading_20_1">
      <style:paragraph-properties fo:text-align="center" style:justify-single-word="false"/>
      <style:text-properties style:font-name="ae-granada" fo:font-size="11pt" fo:font-weight="bold" style:font-size-asian="11pt" style:font-weight-asian="bold" style:font-name-complex="Arial" style:font-size-complex="11pt"/>
    </style:style>
    <style:style style:name="P36" style:family="paragraph" style:parent-style-name="Heading_20_1">
      <style:paragraph-properties fo:text-align="center" style:justify-single-word="false" fo:orphans="2" fo:widows="2" fo:hyphenation-ladder-count="no-limit" style:writing-mode="lr-tb"/>
      <style:text-properties style:font-name="ae-granada" fo:font-size="11pt" fo:font-weight="bold" style:font-size-asian="11pt" style:font-weight-asian="bold" style:font-name-complex="Arial" style:font-size-complex="11pt" style:font-weight-complex="bold" fo:hyphenate="false" fo:hyphenation-remain-char-count="2" fo:hyphenation-push-char-count="2"/>
    </style:style>
    <style:style style:name="T1" style:family="text">
      <style:text-properties fo:font-weight="normal" style:font-weight-asian="normal" style:font-weight-complex="normal"/>
    </style:style>
    <style:style style:name="T2" style:family="text">
      <style:text-properties fo:font-variant="normal" fo:text-transform="none" style:use-window-font-color="true" style:text-outline="false" style:text-line-through-style="none" style:font-name="ae-granada" fo:font-size="11pt" fo:letter-spacing="normal" fo:language="es" fo:country="VE" fo:font-style="normal" fo:text-shadow="none" style:text-underline-style="none" fo:font-weight="normal" fo:background-color="transparent" style:font-name-asian="Times New Roman" style:font-size-asian="11pt" style:language-asian="ar" style:country-asian="SA" style:font-style-asian="normal" style:font-weight-asian="normal" style:font-name-complex="Arial" style:font-size-complex="11pt" style:language-complex="ar" style:country-complex="SA" style:font-style-complex="normal" style:font-weight-complex="normal" style:text-emphasize="none"/>
    </style:style>
    <style:style style:name="T3" style:family="text">
      <style:text-properties fo:font-variant="normal" fo:text-transform="none" style:use-window-font-color="true" style:text-outline="false" style:text-line-through-style="none" style:font-name="ae-granada" fo:font-size="11pt" fo:letter-spacing="normal" fo:language="es" fo:country="VE" fo:font-style="normal" fo:text-shadow="none" style:text-underline-style="none" fo:font-weight="bold" fo:background-color="transparent" style:font-name-asian="Times New Roman" style:font-size-asian="11pt" style:language-asian="ar" style:country-asian="SA" style:font-style-asian="normal" style:font-weight-asian="bold" style:font-name-complex="Arial" style:font-size-complex="11pt" style:language-complex="ar" style:country-complex="SA" style:font-style-complex="normal" style:font-weight-complex="bold" style:text-emphasize="none"/>
    </style:style>
    <style:style style:name="T4" style:family="text">
      <style:text-properties fo:font-variant="normal" fo:text-transform="none" style:font-name="ae-granada" fo:font-size="11pt" fo:letter-spacing="normal" fo:language="es" fo:country="CR" fo:font-weight="normal" style:font-size-asian="11pt" style:font-weight-asian="normal" style:font-size-complex="11pt" style:font-weight-complex="normal"/>
    </style:style>
    <style:style style:name="T5" style:family="text">
      <style:text-properties fo:font-variant="normal" fo:text-transform="none" style:font-name="ae-granada" fo:font-size="11pt" fo:letter-spacing="normal" fo:language="es" fo:country="CR" fo:font-style="italic" fo:font-weight="normal" style:font-size-asian="11pt" style:font-style-asian="italic" style:font-weight-asian="normal" style:font-size-complex="11pt" style:font-style-complex="italic" style:font-weight-complex="normal"/>
    </style:style>
    <style:style style:name="T6" style:family="text">
      <style:text-properties fo:font-variant="normal" fo:text-transform="none" style:font-name="ae-granada" fo:font-size="11pt" fo:letter-spacing="normal" fo:language="es" fo:country="CR" fo:font-style="italic" style:font-size-asian="11pt" style:font-style-asian="italic" style:font-size-complex="11pt" style:font-style-complex="italic"/>
    </style:style>
    <style:style style:name="T7" style:family="text">
      <style:text-properties fo:font-variant="normal" fo:text-transform="none" style:font-name="ae-granada" fo:font-size="11pt" fo:letter-spacing="normal" fo:language="es" fo:country="CR" style:font-size-asian="11pt" style:font-size-complex="11pt"/>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fo:language="es" fo:country="VE" fo:font-style="normal" fo:text-shadow="none" style:text-underline-style="none" fo:font-weight="normal" fo:background-color="transparent" style:font-name-asian="Times New Roman" style:font-style-asian="normal" style:font-weight-asian="normal" style:font-name-complex="Arial" style:language-complex="ar" style:country-complex="SA" style:font-style-complex="normal" style:font-weight-complex="normal" style:text-emphasize="none"/>
    </style:style>
    <style:style style:name="T11" style:family="text">
      <style:text-properties style:use-window-font-color="true" style:text-outline="false" style:text-line-through-style="none" fo:language="es" fo:country="VE" fo:font-style="normal" fo:text-shadow="none" style:text-underline-style="none" fo:font-weight="bold" fo:background-color="transparent" style:font-name-asian="Times New Roman" style:font-style-asian="normal" style:font-weight-asian="bold" style:font-name-complex="Arial" style:language-complex="ar" style:country-complex="SA" style:font-style-complex="normal" style:font-weight-complex="bold" style:text-emphasize="none"/>
    </style:style>
    <style:style style:name="T12" style:family="text">
      <style:text-properties style:use-window-font-color="true" style:text-outline="false" style:text-line-through-style="none" fo:language="es" fo:country="VE" fo:font-style="normal" fo:text-shadow="none" style:text-underline-style="none" fo:background-color="transparent" style:font-name-asian="Times New Roman" style:font-style-asian="normal" style:font-name-complex="Arial" style:language-complex="ar" style:country-complex="SA" style:font-style-complex="normal" style:text-emphasize="none"/>
    </style:style>
    <style:style style:name="T13" style:family="text">
      <style:text-properties style:use-window-font-color="true" style:text-outline="false" style:text-line-through-style="none" style:font-name="ae-granada" fo:font-size="11pt" fo:language="es" fo:country="VE" fo:font-style="normal" fo:text-shadow="none" style:text-underline-style="none" fo:font-weight="normal" fo:background-color="transparent" style:font-name-asian="Times New Roman"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T14" style:family="text">
      <style:text-properties fo:color="#000000" style:text-outline="false" style:text-line-through-style="none" fo:language="es" fo:country="VE" fo:font-style="normal" fo:text-shadow="none" style:text-underline-style="none" fo:font-weight="bold" fo:background-color="transparent" style:font-name-asian="Times New Roman" style:font-style-asian="normal" style:font-weight-asian="bold" style:font-name-complex="Arial" style:language-complex="ar" style:country-complex="SA" style:font-style-complex="normal" style:font-weight-complex="bold" style:text-emphasize="none"/>
    </style:style>
    <style:style style:name="T15" style:family="text">
      <style:text-properties fo:color="#000000" style:font-name="ae-granada" fo:font-size="11pt" fo:language="es" fo:country="CR" style:font-name-asian="Times New Roman" style:font-size-asian="11pt" style:language-asian="es" style:country-asian="ES" style:font-name-complex="Arial" style:font-size-complex="11pt" style:language-complex="ar" style:country-complex="SA"/>
    </style:style>
    <style:style style:name="T16" style:family="text">
      <style:text-properties style:font-name="ae-granada" fo:font-size="11pt" style:font-size-asian="11pt" style:font-size-complex="11pt"/>
    </style:style>
    <style:style style:name="T17" style:family="text">
      <style:text-properties style:font-name="ae-granada" fo:font-size="11pt" fo:language="es" fo:country="CR" style:font-name-asian="Times New Roman" style:font-size-asian="11pt" style:language-asian="es" style:country-asian="ES" style:font-size-complex="11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REUNIÓN Nº O 06-2013 I ORDINARIA</text:p>
      <text:p text:style-name="P21">CONSEJO DIRECTIVO DE LA FUNDACIÓN CENDITEL</text:p>
      <text:p text:style-name="P21">25 DE JUNIO 2013</text:p>
      <text:p text:style-name="P21"/>
      <text:h text:style-name="P36" text:outline-level="1"/>
      <text:p text:style-name="P22">Lugar: <text:s/><text:tab/><text:span text:style-name="T1">CENDITEL</text:span></text:p>
      <text:p text:style-name="P31">Hora: <text:tab/><text:tab/><text:span text:style-name="T1">3:00 p.m</text:span></text:p>
      <text:p text:style-name="P28"><text:span text:style-name="T9">Fecha:</text:span> <text:span text:style-name="T8"><text:s/><text:tab/>25/06/2013</text:span></text:p>
      <text:p text:style-name="P29"/>
      <text:p text:style-name="P8">i.- <text:tab/>Consideración de la Agenda</text:p>
      <text:p text:style-name="P17">ii.-<text:tab/>Consideración del Acta N° O 05-2013 I Ordinaria de fecha 20 de mayo de 2013.</text:p>
      <text:p text:style-name="P27"/>
      <text:p text:style-name="P9">1.- <text:s/><text:tab/>INFORMACIÓN DE PRESIDENCIA.</text:p>
      <text:p text:style-name="P18"><text:tab/>1.1.- <text:s/>Nombramiento de un miembro del Consejo Directivo para la revisión de los <text:tab/>manuales de <text:tab/>procedimientos de la Dirección de Gestión Interna.</text:p>
      <text:p text:style-name="P18"/>
      <text:p text:style-name="P18"><text:tab/>1.2.-<text:tab/>Presentación del Proyecto Autana, por parte de la ingeniera Solazver Solé.</text:p>
      <text:p text:style-name="P18"/>
      <text:p text:style-name="P18"><text:tab/>1.3.-<text:tab/>Presentación sobre el porcentaje de ejecución Proyectos POA.</text:p>
      <text:p text:style-name="P18"/>
      <text:p text:style-name="P18"><text:tab/>1.4.-<text:tab/>Presentación de los planes para atender la ejecución de CENDITEL, por parte de los <text:tab/>directores encargados.</text:p>
      <text:p text:style-name="P18"/>
      <text:p text:style-name="P18"><text:tab/>1.5.- <text:tab/>Situación de la Auditoría Interna de CENDITEL. Designación de una persona para <text:tab/>llevar a cabo actividades referentes a esta Unidad.</text:p>
      <text:p text:style-name="P18"/>
      <text:p text:style-name="P23"><text:span text:style-name="T12">2.-</text:span><text:span text:style-name="T12"><text:tab/></text:span><text:span text:style-name="T12">ASUNTOS DE LA UNIDAD DE TALENTO HUMANO </text:span></text:p>
      <text:p text:style-name="P18"><text:tab/>2.1.- <text:tab/>Solicitud de reconsideración de apoyo y permiso solicitado por el ingeniero Víctor <text:tab/>Bravo, <text:tab/>para asistir al 8vo. Congreso Colombiano de Computación, que tendrá lugar en <text:tab/>Armenia-Colombia, del 21 al 23 de agosto del presente año.</text:p>
      <text:p text:style-name="P18"/>
      <text:p text:style-name="P18"><text:tab/>2.2.- <text:tab/>Petición realizada por la ingeniera Solazver Solé, sobre permiso de horario laboral, <text:tab/>durante los días viernes, a partir del 21/06/2013 al 12/07/2013, para atender invitación de <text:tab/>la Coordinación de Postgrado de la Facultad de Humanidades - Universidad de Los Andes, <text:tab/>para dictar clases sobre la asignatura “Desarrollo y Evaluación de Software Educativo I”, en <text:tab/>calidad de Profesora invitada.</text:p>
      <text:p text:style-name="P18"/>
      <text:p text:style-name="P18"/>
      <text:p text:style-name="P18"/>
      <text:p text:style-name="P18"/>
      <text:p text:style-name="P18"/>
      <text:p text:style-name="P18"/>
      <text:p text:style-name="P18"/>
      <text:p text:style-name="P18"><text:soft-page-break/></text:p>
      <text:p text:style-name="P19"/>
      <text:p text:style-name="P26">REUNIÓN Nº O 06-2013 I ORDINARIA</text:p>
      <text:p text:style-name="P21">CONSEJO DIRECTIVO DE LA FUNDACIÓN CENDITEL</text:p>
      <text:p text:style-name="P21">25 DE JUNIO 2013</text:p>
      <text:h text:style-name="P34" text:outline-level="1"/>
      <text:p text:style-name="P21"/>
      <text:p text:style-name="P34">DESARROLLO DE LA AGENDA</text:p>
      <text:p text:style-name="P22"/>
      <text:p text:style-name="P22">Lugar: <text:s/><text:tab/><text:span text:style-name="T1">CENDITEL</text:span></text:p>
      <text:p text:style-name="P31">Hora: <text:tab/><text:tab/><text:span text:style-name="T1">4:22 p.m</text:span></text:p>
      <text:p text:style-name="P28"><text:span text:style-name="T9">Fecha:</text:span> <text:span text:style-name="T8"><text:s/><text:tab/>25/06/2013</text:span></text:p>
      <text:p text:style-name="P30"/>
      <text:p text:style-name="P29"><text:span text:style-name="T9">Asistentes:</text:span> Fidelina Molina, Jerson Zambrano, Juan Buenaño, Henry Contreras (Videoconferencia), José Joaquín Contreras.</text:p>
      <text:p text:style-name="P5"/>
      <text:p text:style-name="P6">i.- <text:tab/>Consideración de la Agenda</text:p>
      <text:p text:style-name="P2">José Joaquín Contreras dio lectura a los puntos pautados en la Agenda y además solicitó la incorporación, como punto 1.5 de la Información de Presidencia, la situación del concurso de Auditoría Interna de CENDITEL.</text:p>
      <text:p text:style-name="P29"><text:span text:style-name="T9">Decisión:</text:span> Los miembros del Consejo Directivo, aprobaron la agenda respectiva y la incorporación del Punto 1.5 solicitado por la presidencia.</text:p>
      <text:p text:style-name="P5"/>
      <text:p text:style-name="P7">ii.-<text:tab/>Consideración del Acta N° O 05G-2013 I Ordinaria de fecha 20 de mayo de 2013.</text:p>
      <text:p text:style-name="P4"><text:span text:style-name="Fuente_20_de_20_párrafo_20_predeter."><text:span text:style-name="T4">El ingeniero Jerson Zambrano, solicitó la realización de los siguientes cambios al Acta del 20 de mayo 2013: En el punto 1.2 Necesidad de modificación de la estructura organizacional para la apertura de la Oficina de Atención al Ciudadano, sustituir en el último párrafo: </text:span></text:span><text:span text:style-name="Fuente_20_de_20_párrafo_20_predeter."><text:span text:style-name="T5">“...estaría centrado en </text:span></text:span><text:span text:style-name="Fuente_20_de_20_párrafo_20_predeter."><text:span text:style-name="T6">buscar abrir</text:span></text:span><text:span text:style-name="Fuente_20_de_20_párrafo_20_predeter."><text:span text:style-name="T5"> espacios para la </text:span></text:span><text:span text:style-name="Fuente_20_de_20_párrafo_20_predeter."><text:span text:style-name="T6">controlaría</text:span></text:span><text:span text:style-name="Fuente_20_de_20_párrafo_20_predeter."><text:span text:style-name="T5"> social”, </text:span></text:span><text:span text:style-name="Fuente_20_de_20_párrafo_20_predeter."><text:span text:style-name="T4">por</text:span></text:span><text:span text:style-name="Fuente_20_de_20_párrafo_20_predeter."><text:span text:style-name="T5"> “....estaría centrado en buscar</text:span></text:span><text:span text:style-name="Fuente_20_de_20_párrafo_20_predeter."><text:span text:style-name="T6"> y </text:span></text:span><text:span text:style-name="Fuente_20_de_20_párrafo_20_predeter."><text:span text:style-name="T5">abrir espacios para la controlaría social”. </text:span></text:span><text:span text:style-name="Fuente_20_de_20_párrafo_20_predeter."><text:span text:style-name="T4">Igualmente, en ese mismo punto, sustituir en la Decisión: </text:span></text:span><text:span text:style-name="Fuente_20_de_20_párrafo_20_predeter."><text:span text:style-name="T5">“Los miembros del Consejo Directivo, aprobaron por unanimidad, la modificación de la estructura organizativa de la institución a objeto de incorporar a la misma la Oficina de Atención al Ciudadano, adscrita a la Presidencia de CENDITEL, </text:span></text:span><text:span text:style-name="Fuente_20_de_20_párrafo_20_predeter."><text:span text:style-name="T6">que lleve por nombre Oficina de Participación Ciudadana.</text:span></text:span><text:span text:style-name="Fuente_20_de_20_párrafo_20_predeter."><text:span text:style-name="T5"> También se aprueba la designación de dos personas para trabajar en ella, una como coordinador(a) y otra como apoyo”</text:span></text:span><text:span text:style-name="Fuente_20_de_20_párrafo_20_predeter."><text:span text:style-name="T4">, por: </text:span></text:span><text:span text:style-name="Fuente_20_de_20_párrafo_20_predeter."><text:span text:style-name="T5">“Los miembros del Consejo Directivo, aprobaron por unanimidad, la modificación de la estructura organizativa de la institución a objeto de incorporar a la misma </text:span></text:span><text:span text:style-name="Fuente_20_de_20_párrafo_20_predeter."><text:span text:style-name="T6">la Oficina de Atención al Ciudadano. </text:span></text:span><text:span text:style-name="Fuente_20_de_20_párrafo_20_predeter."><text:span text:style-name="T5">También se aprueba la designación de dos personas para trabajar en ella, una como coordinador(a) y otra como apoyo”.</text:span></text:span></text:p>
      <text:p text:style-name="P4"><text:span text:style-name="Fuente_20_de_20_párrafo_20_predeter."><text:span text:style-name="T4">.-En el punto 2.1 Presentación de avances al desarrollo de los proyectos POA de CENDITEL, sustituir en la Decisión: “...los miembros del Consejo Directivo </text:span></text:span><text:span text:style-name="Fuente_20_de_20_párrafo_20_predeter."><text:span text:style-name="T7">solicitó</text:span></text:span><text:span text:style-name="Fuente_20_de_20_párrafo_20_predeter."><text:span text:style-name="T4">...” por: “los miembros del Consejo Directivo </text:span></text:span><text:span text:style-name="Fuente_20_de_20_párrafo_20_predeter."><text:span text:style-name="T7">solicitaron</text:span></text:span><text:span text:style-name="Fuente_20_de_20_párrafo_20_predeter."><text:span text:style-name="T4">...”</text:span></text:span></text:p>
      <text:p text:style-name="P9">Decisión: <text:s/><text:span text:style-name="T1">Los miembros del Consejo Directivo acordaron aprobar el acta considerada, con la incorporación de los cambios descritos.</text:span></text:p>
      <text:p text:style-name="P10"/>
      <text:p text:style-name="P10"><text:soft-page-break/><text:span text:style-name="T9">1.- <text:s/><text:tab/>INFORMACIÓN DE PRESIDENCIA</text:span>.</text:p>
      <text:p text:style-name="P12"><text:tab/><text:span text:style-name="T14">1.1.- <text:s/>Nombramiento de un miembro del Consejo Directivo para la revisión de los manuales de procedimientos de la Dirección de Gestión Interna.</text:span></text:p>
      <text:p text:style-name="P13">José Joaquín Contreras comentó que en CENDITEL, una de las situaciones que por una parte ha brindado cierta flexibilidad, pero que ya después de seis años de Fundación es hora de cambiar, es la ausencia de Manuales de Procedimientos. Ello se hizo adrede en los inicios de la institución, de modo tal que la misma dinámica fuera dictando ciertos lineamientos. Actualmente ya se hace necesario tener los manuales, entre otros aspectos, por la necesidad de abrir la Unidad de Auditoría Interna. Señaló también los avances en cuanto a propuestas que desde CENDITEL se han hecho de estos Manuales, y que si se adopta la dinámica de llevarlos a Consejo Directivo para su aprobación, seguramente saldrán nuevos cambios y recomendaciones qué considerar, y tardaría más tiempo su culminación. En este sentido, se propone la designación de un miembro del Consejo Directivo, para que participe en esa primera revisión, de modo tal que los manuales estén blindados. José Joaquín Contreras sugirió para ello, al Prof. Alejandro Ochoa, dado que él ha expresado su deseo de brindar apoyo en la revisión de la estructura organizacional de CENDITEL.</text:p>
      <text:p text:style-name="P13"><text:span text:style-name="T9">Decisión:</text:span> Los miembros del Consejo Directivo aprobaron postular a <text:s/>Alejandro Ochoa como miembro designado para la revisión de los Manuales de Procedimientos de la dirección de Gestión Interna de CENDITEL. </text:p>
      <text:p text:style-name="P13"/>
      <text:p text:style-name="P13"><text:tab/><text:span text:style-name="T9">1.2.-<text:tab/>Presentación del Proyecto Autana, por parte de la ingeniera Solazver Solé.</text:span></text:p>
      <text:p text:style-name="P13">José Joaquín Contreras hizo una breve introducción del proyecto, en la cual señaló que Autana tiene como objetivo inmediato el desarrollo de un software que facilite la automatización de un Fondo Público, siendo FIDETEL la institución piloto. Lo ideal sería que una aplicación similar sea llevada a FONACIT, al Fondo de Responsabilidad Social de Conatel y a otros fondos. Seguidamente Solazver Solé, como líder del proyecto, realizó una presentación y explicó las cuatro áreas funcionales: “Recaudación y Fiscalización”, “Proyectos”, “Contable” y “Hoja de Ruta”. En el módulo de “Recaudación y Fiscalización”, se trata de brindar una forma para que los contribuyentes del fondo puedan declarar y reportar sus pagos vía internet. Durante el levantamiento de requerimientos, FIDETEL manifestó el serio déficit de recaudación que presentan (por debajo del 50% de lo que deberían recibir por ese concepto), debido a la alta morosidad por parte de las operadoras, las cuales han encontrado engorroso el proceso actual de pago de su tributo. El área de “Proyectos” contempla todo el proceso de seguimiento a los proyectos, tanto de los propuestos como de los seleccionados para financiamiento. <text:s text:c="2"/>El área “Contable” es también de gran utilidad para el fondo, ya que en la actualidad sus procesos contables son llevados en hojas de cálculo. La hoja de ruta es la bitácora del proyecto, la cual se podrá generar automáticamente y ser revisada por el Director o Directora de FIDETEL, a fin de detectar posibles cuellos de botella, retardos en los procesos, entre otros. Todas las aplicaciones se conectarán en un área común para facilitar mantenimiento y hacer pruebas de concepto de interoperabilidad. De igual forma, la Ingeniera Solé señaló la incorporación de la firma digital en algunos procesos. </text:p>
      <text:p text:style-name="P13"><text:span text:style-name="T9">Decisión: </text:span>Los miembros del Consejo Directivo <text:s/>quedaron en cuenta del proyecto AUTANA presentado.</text:p>
      <text:p text:style-name="P13"/>
      <text:p text:style-name="P13"><text:tab/><text:span text:style-name="T9">1.3.-<text:tab/>Presentación sobre el porcentaje de ejecución Proyectos POA.</text:span></text:p>
      <text:p text:style-name="P13">Maryorie Varela realizó la presentación del avance en la ejecución de los proyectos POA de CENDITEL, con fecha de corte a 19 de junio 2013. Este avance en promedio fue de 14,3%. A diferencia del informe presentado en mayo 2013, se incorporó el componente de porcentaje <text:soft-page-break/>planificado por proyecto, de modo tal de establecer una comparación entre lo <text:s/>planificado con lo ejecutado. <text:s/>Es así como se pudo observar que la ejecución de algunos proyectos estuvo por debajo, por encima o equivalente a lo planificado. Resaltó además, que en promedio se ejecutó un 93,71% de lo planificado por los equipos de cada proyecto. Sin embargo, José Joaquín Contreras señaló la necesidad de revisar la planificación de actividades por proyecto, pues casos como el Cuentacuentos, que presente a junio 2013 un porcentaje planificado del 3%, sugiere que hay problemas de planificación en el equipo. </text:p>
      <text:p text:style-name="P13">Como sugerencia por parte del Consejo Directivo, se solicitó incorporar para el próximo informe de avance, el porcentaje esperado por proyecto para los meses siguientes, y así saber en qué momento se espera un repunte.</text:p>
      <text:p text:style-name="P13"><text:span text:style-name="T9">Decisión: </text:span>Los miembros del Consejo Directivo <text:s/>quedaron en cuenta del informe de ejecución de Proyectos POA presentado.</text:p>
      <text:p text:style-name="P13"><text:tab/></text:p>
      <text:p text:style-name="P13"><text:tab/><text:span text:style-name="T9">1.4.-<text:tab/>Presentación de los planes para atender la ejecución de CENDITEL, por parte de los directores encargados.</text:span></text:p>
      <text:p text:style-name="P13">Dados el informe presentado en el punto 1.3, los miembros del Consejo Directivo solicitaron convocar a Santiago Roca para que hiciera un recuento de los proyectos a los cuales lleva seguimiento Salvapantalla, cuenta cuentos, Televisión Digital, Communitas y la Definición de Políticas Editoriales. Principalmente hizo mención a las actividades que se han realizado en el proyecto Cuentacuentos, para el cual se han hecho adelantos en la definición de la aplicación y los cuentos a desarrollar, estudio del currículum bolivariano, adaptación del cuento El Príncipe Feliz (en respuesta a las observaciones realizadas por el Ministerio de Educación) y en la culminación del cuento El Capitán de la Capa Roja que se está desarrollando desde el 2012.</text:p>
      <text:p text:style-name="P13"><text:span text:style-name="T9">Decisión: </text:span>Los miembros del Consejo Directivo <text:s/>quedaron en cuenta de lo presentado.</text:p>
      <text:p text:style-name="P14"/>
      <text:p text:style-name="P14"><text:tab/>1.5.- Situación de la Auditoría Interna de CENDITEL. Designación de una persona para llevar a cabo actividades referentes a esta Unidad.</text:p>
      <text:p text:style-name="P13">José Joaquín Contreras mencionó que debido a las actividades generadas con la visita del presidente Nicolás Maduro al estado Mérida y del Ministro del Poder Popular para Ciencia, Tecnología e Innovación Manuel Fernández generadas con el Gobierno de Eficiencia de Calle dificultaron la realización de las actividades establecidas para el inicio del concurso de Auditor Interno de Cenditel. Asimismo, el ingeniero Contreras manifestó que de iniciar en ese momento el concurso, las fechas coincidirían con las vacaciones de algunos de los miembros del jurado lo cual dificultaría el quórum reglamentario. </text:p>
      <text:p text:style-name="P13"><text:span text:style-name="T9">Decisión:</text:span> Los miembros del Consejo Directivo acordaron diferir el punto para una <text:s/>próxima reunión una vez solventadas las dificultades administrativas aquí presentadas.</text:p>
      <text:p text:style-name="P13"/>
      <text:p text:style-name="P24"><text:span text:style-name="T11">2.-</text:span><text:span text:style-name="T10"><text:tab/></text:span><text:span text:style-name="T11">ASUNTOS DE LA UNIDAD DE TALENTO HUMANO </text:span></text:p>
      <text:p text:style-name="P13"><text:tab/><text:span text:style-name="T9">2.1.-<text:tab/> Solicitud de reconsideración de apoyo y permiso solicitado por el ingeniero Víctor Bravo, para asistir al 8vo. Congreso Colombiano de Computación, que tendrá lugar en Armenia-Colombia, del 21 al 23 de agosto del presente año.</text:span></text:p>
      <text:p text:style-name="P13">José Joaquín Contreras dio lectura de la solicitud realizada por el Ingeniero Bravo. </text:p>
      <text:p text:style-name="P11"><text:span text:style-name="Fuente_20_de_20_párrafo_20_predeter."><text:span text:style-name="T3">Decisión:</text:span></text:span><text:span text:style-name="Fuente_20_de_20_párrafo_20_predeter."><text:span text:style-name="T2"> Los miembros del Consejo Directivo aprobaron la solicitud realizada por el ingeniero Víctor Bravo, para cubrir de manera parcial, gastos de pasajes y viáticos para asistir al 8vo Congreso Colombiano de Computación, a llevarse a cabo en Armenia- Colombia del 21 al 23 de agosto 2013. Esta cobertura incluye específicamente gastos de pasajes y viáticos a nivel nacional, </text:span></text:span><text:soft-page-break/><text:span text:style-name="Fuente_20_de_20_párrafo_20_predeter."><text:span text:style-name="T2">ya que actualmente no se cuenta con soportes para sustentar la aprobación de viáticos a nivel internacional. </text:span></text:span><text:span text:style-name="T16">Cabe destacar que por parte de la Fundación CENDITEL, se consultará con el Ministerio del Poder Popular para Ciencia, Tecnología e Innovación, </text:span><text:span text:style-name="T13">el procedimiento <text:s/>de solicitud de viáticos internacionales para el caso de presentación de investigadores en congresos y eventos similares. </text:span></text:p>
      <text:p text:style-name="P13"/>
      <text:p text:style-name="P13"><text:tab/><text:span text:style-name="T9">2.2.-<text:tab/>Petición realizada por la ingeniera Solazver Solé, sobre permiso de cambio de horario laboral, durante los días viernes, a partir del 21/06/2013 al 12/07/2013, para atender invitación de la Coordinación de Postgrado de la Facultad de Humanidades - Universidad de Los Andes, para dictar clases sobre la </text:span><text:span text:style-name="T9">asignatura “Desarrollo y Evaluación de Software Educativo I”, en calidad de </text:span><text:span text:style-name="T9">Profesora invitada.</text:span></text:p>
      <text:p text:style-name="P13">José Joaquín Contreras comentó acerca de la petición realizada por la Ingeniera, y manifestó el interés de la Institución por establecer alianzas con dicha Facultad de Humanidades, a propósito del trabajo que desarrolla la Fundación en materia de software educativo.</text:p>
      <text:p text:style-name="P13"><text:span text:style-name="T9">Decisión: <text:s/></text:span>Los miembros del Consejo Directivo aprobaron la petición realizada por la Ingeniera Solazver Solé.</text:p>
      <text:p text:style-name="P15"/>
      <text:p text:style-name="P16">En señal de conformidad, los miembros del Consejo Directivo de CENDITEL, dieron por concluida la reunión, siendo las 6:16 pm.</text:p>
      <text:p text:style-name="P16"/>
      <text:p text:style-name="P16"/>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2"/>
            <text:p text:style-name="P20"><text:span text:style-name="Fuente_20_de_20_párrafo_20_predeter."><text:span text:style-name="T16"><text:s/></text:span></text:span><text:span text:style-name="Fuente_20_de_20_párrafo_20_predeter."><text:span text:style-name="T15">José J. <text:s/>Contreras</text:span></text:span></text:p>
            <text:p text:style-name="P32"/>
            <text:p text:style-name="P32"/>
            <text:p text:style-name="P32"/>
            <text:p text:style-name="P32"/>
          </table:table-cell>
          <table:table-cell table:style-name="Tabla2.A1" office:value-type="string">
            <text:p text:style-name="P32"/>
            <text:p text:style-name="P20"><text:span text:style-name="Fuente_20_de_20_párrafo_20_predeter."><text:span text:style-name="T15">Jerson Zambrano</text:span></text:span></text:p>
            <text:p text:style-name="P25"/>
          </table:table-cell>
          <table:table-cell table:style-name="Tabla2.A1" office:value-type="string">
            <text:p text:style-name="P32"/>
            <text:p text:style-name="P20"><text:span text:style-name="Fuente_20_de_20_párrafo_20_predeter."><text:span text:style-name="T17">Fidelina Molina</text:span></text:span></text:p>
            <text:p text:style-name="P20"><text:span text:style-name="Fuente_20_de_20_párrafo_20_predeter."><text:span text:style-name="T17"/></text:span></text:p>
            <text:p text:style-name="P32"/>
          </table:table-cell>
        </table:table-row>
        <table:table-row table:style-name="Tabla2.1">
          <table:table-cell table:style-name="Tabla2.A1" office:value-type="string">
            <text:p text:style-name="P32">Juan P. Buenaño</text:p>
          </table:table-cell>
          <table:table-cell table:style-name="Tabla2.A1" office:value-type="string">
            <text:p text:style-name="P32">Henry Contreras</text:p>
          </table:table-cell>
          <table:table-cell table:style-name="Tabla2.A1" office:value-type="string">
            <text:p text:style-name="P32"/>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OpenSymbol" svg:font-family="OpenSymbol"/>
    <style:font-face style:name="Times New Roman1" svg:font-family="'Times New Roman'"/>
    <style:font-face style:name="ae-granada" svg:font-family="ae-granada"/>
    <style:font-face style:name="ae-granada1" svg:font-family="ae-granada" style:font-family-generic="system"/>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HK"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fo:text-align="center" style:justify-single-word="false" fo:text-indent="0cm" style:auto-text-indent="false" style:page-number="auto" fo:background-color="transparent">
        <style:tab-stops/>
        <style:background-image/>
      </style:paragraph-properties>
      <style:text-properties style:font-name="Arial1" fo:font-size="79%" fo:font-style="normal" fo:font-weight="bold" style:font-size-asian="85%" style:font-style-asian="italic" style:font-weight-asian="normal" style:font-size-complex="85%" style:font-style-complex="italic" style:font-weight-complex="normal"/>
    </style:style>
    <style:style style:name="Numbering_20_1" style:display-name="Numbering 1" style:family="paragraph" style:parent-style-name="List" style:default-outline-level="1" style:list-style-name="List_20_1" style:class="lis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style:font-name="Arial2" fo:font-size="11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writing-mode="lr-tb">
        <style:background-image/>
      </style:paragraph-properties>
      <style:text-properties fo:color="#000000" style:font-name="Times New Roman1" fo:font-size="12pt" fo:language="es" fo:country="VE" fo:font-weight="normal" fo:background-color="transparen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text-align="end" style:justify-single-word="false" fo:text-indent="0cm" style:auto-text-indent="false" fo:keep-with-next="always"/>
      <style:text-properties fo:color="#000080" style:font-name="Arial" fo:font-size="8pt" fo:font-weight="bold" style:font-size-asian="8pt" style:font-weight-asian="bold"/>
    </style:style>
    <style:style style:name="WW-Texto_20_independiente_20_3" style:display-name="WW-Texto independiente 3" style:family="paragraph" style:parent-style-name="Standard">
      <style:paragraph-properties fo:text-align="justify" style:justify-single-word="false"/>
      <style:text-properties style:font-name="Arial" fo:font-size="11pt" fo:language="es" fo:country="VE" fo:font-weight="bold" style:font-size-asian="11pt" style:font-weight-asian="bold" style:font-name-complex="Arial" style:font-size-complex="10pt"/>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MP2" style:family="paragraph" style:parent-style-name="Footer">
      <style:paragraph-properties fo:text-align="center" style:justify-single-word="false"/>
      <style:text-properties style:font-name="ae-granada"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101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svg:height="1.332cm" fo:margin-left="0cm" fo:margin-right="0cm" fo:margin-bottom="0.499cm"/>
      </style:header-style>
      <style:footer-style>
        <style:header-footer-properties svg:height="1.789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0.074cm" svg:y="-0.249cm" svg:width="17.441cm" svg:height="0.702cm" draw:z-index="4"><draw:image xlink:href="Pictures/10000000000009F6000000729C17892D.png" xlink:type="simple" xlink:show="embed" xlink:actuate="onLoad"/></draw:frame><draw:frame draw:style-name="Mfr1" draw:name="gráficos2" text:anchor-type="paragraph" svg:x="14.822cm" svg:y="-0.706cm" svg:width="2.803cm" svg:height="1.058cm" draw:z-index="9"><draw:image xlink:href="Pictures/10000000000004B00000020D6C3158E3.png" xlink:type="simple" xlink:show="embed" xlink:actuate="onLoad"/></draw:frame></text:p>
        <text:p text:style-name="MP1"/>
      </style:header>
      <style:footer>
        <text:p text:style-name="MP2">FUNDACIÓN CENTRO NACIONAL DE DESARROLLO E INVESTIGACIÓN EN TECNOLOGÍAS LIBRES (CENDITEL) Avenida Alberto Carnevali, vía La Hechicera, Edificio CENDITEL. Teléfono: (0274)6574336-8084938. Apartado Postal: 078. Código Postal: 5101A. RIF: G-20007349-7. <text:s/>Mérida-Venezuela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Quintero</meta:initial-creator>
    <meta:creation-date>2011-03-21T14:19:25</meta:creation-date>
    <meta:print-date>2013-07-30T09:06:23</meta:print-date>
    <dc:date>2013-07-30T09:12:32</dc:date>
    <meta:editing-duration>P6DT13M45S</meta:editing-duration>
    <meta:editing-cycles>317</meta:editing-cycles>
    <meta:generator>LibreOffice/3.3$Linux LibreOffice_project/330m19$Build-8</meta:generator>
    <meta:document-statistic meta:table-count="1" meta:image-count="2" meta:object-count="0" meta:page-count="5" meta:paragraph-count="64" meta:word-count="1979" meta:character-count="12823"/>
  </office:meta>
</office:document-meta>
</file>